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L15">
      <style:paragraph-properties fo:text-align="start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officeooo:paragraph-rsid="0014574f"/>
    </style:style>
    <style:style style:name="P5" style:family="paragraph" style:parent-style-name="Standard">
      <style:text-properties officeooo:paragraph-rsid="001623d8"/>
    </style:style>
    <style:style style:name="P6" style:family="paragraph" style:parent-style-name="Standard" style:list-style-name="L16"/>
    <style:style style:name="P7" style:family="paragraph" style:parent-style-name="Standard">
      <style:text-properties officeooo:paragraph-rsid="001737a5"/>
    </style:style>
    <style:style style:name="P8" style:family="paragraph" style:parent-style-name="Standard" style:list-style-name="L17"/>
    <style:style style:name="T1" style:family="text">
      <style:text-properties fo:language="en" fo:country="US" officeooo:rsid="0018365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ashSet:</text:p>
      <text:p text:style-name="Standard"/>
      <text:p text:style-name="P4">Механизм добавления элементов: </text:p>
      <text:p text:style-name="P4"><text:tab/>Когда вы добавляете элемент в HashSet, он сначала вычисляет его хеш-код, чтобы определить его местоположение внутри внутренней структуры данных, называемой хеш-таблицей. Затем элемент добавляется в соответствующий "корзину" (bucket) в этой таблице. Если в этой корзине уже есть элементы, новый элемент может быть добавлен как в начало или конец цепочки элементов, так и в середину, в зависимости от реализации. Важно отметить, что HashSet не допускает дубликатов, поэтому перед добавлением элемента проверяется его наличие в коллекции.</text:p>
      <text:p text:style-name="P4"/>
      <text:p text:style-name="P4">Механизм удаления элементов: </text:p>
      <text:p text:style-name="P4"><text:tab/>При удалении элемента из HashSet, он сначала вычисляет хеш-код элемента, затем находит соответствующую корзину в хеш-таблице и удаляет элемент из нее. Если в корзине содержится более одного элемента, может потребоваться выполнение дополнительных операций для обновления связей между элементами.</text:p>
      <text:p text:style-name="P4"/>
      <text:p text:style-name="P4">Механизм поиска элементов: </text:p>
      <text:p text:style-name="P4"><text:tab/>При поиске элемента в HashSet сначала вычисляется его хеш-код, затем находится соответствующая корзина в хеш-таблице, и, если корзина не пуста, выполняется поиск элемента в цепочке элементов в этой корзине.</text:p>
      <text:p text:style-name="P4"/>
      <text:p text:style-name="Standard">Вычислительная сложность:</text:p>
      <text:list text:style-name="L15">
        <text:list-item>
          <text:p text:style-name="P2">Добавление элемента: O(1) в среднем случае, но в худшем случае может быть O(n), где n - количество элементов в коллекции.</text:p>
        </text:list-item>
        <text:list-item>
          <text:p text:style-name="P2">Удаление элемента: O(1) в среднем случае, но в худшем случае также может быть O(n).</text:p>
        </text:list-item>
        <text:list-item>
          <text:p text:style-name="P2">Получение элемента: O(1) в среднем случае.</text:p>
        </text:list-item>
      </text:list>
      <text:p text:style-name="P1"/>
      <text:p text:style-name="P4">Хранение элементов: </text:p>
      <text:p text:style-name="P4"><text:tab/>Элементы в HashSet хранятся внутри хеш-таблицы, где их распределение зависит от их хеш-кодов. Элементы не упорядочены и могут быть расположены внутри корзин в произвольном порядке. Эта структура данных разбивает все элементы на корзины (buckets) на основе их хеш-кодов. Элементы в каждой корзине могут быть упорядочены произвольным образом и не имеют определенного порядка. В результате порядок элементов в HashSet может казаться случайным или хаотичным.</text:p>
      <text:p text:style-name="Standard"/>
      <text:p text:style-name="Standard"/>
      <text:p text:style-name="P3">SortedSet:</text:p>
      <text:p text:style-name="Standard"/>
      <text:p text:style-name="P5">Механизм добавления элементов: </text:p>
      <text:p text:style-name="P5"><text:tab/>SortedSet реализует интерфейс SortedSet, который требует соблюдения порядка элементов. Когда элемент добавляется в SortedSet, он должен быть помещен в соответствующее место в упорядоченной структуре данных, такой как дерево (например, TreeSet). Элементы добавляются с учетом их порядка.</text:p>
      <text:p text:style-name="P5"/>
      <text:p text:style-name="P5">Механизм удаления элементов: </text:p>
      <text:p text:style-name="P5"><text:tab/>При удалении элемента из SortedSet, он ищется по его значению и удаляется из упорядоченной структуры данных. Для деревьев это может потребовать перебалансировки дерева после удаления элемента.</text:p>
      <text:p text:style-name="P5"/>
      <text:p text:style-name="P5"/>
      <text:p text:style-name="P5"><text:soft-page-break/>Механизм поиска элементов: </text:p>
      <text:p text:style-name="P5"><text:tab/>Элементы в SortedSet можно найти с использованием методов, предоставляемых интерфейсом SortedSet, например, contains, который выполняет поиск элемента в упорядоченной структуре данных.</text:p>
      <text:p text:style-name="Standard">Вычислительная сложность:</text:p>
      <text:list text:style-name="L16">
        <text:list-item>
          <text:p text:style-name="P6">Добавление элемента: O(log n), где n - количество элементов в коллекции.</text:p>
        </text:list-item>
        <text:list-item>
          <text:p text:style-name="P6">Удаление элемента: O(log n).</text:p>
        </text:list-item>
        <text:list-item>
          <text:p text:style-name="P6">Получение элемента: O(log n).</text:p>
        </text:list-item>
      </text:list>
      <text:p text:style-name="Standard"/>
      <text:p text:style-name="P5">Хранение элементов: </text:p>
      <text:p text:style-name="P5"><text:tab/>Элементы в SortedSet обычно хранятся в структуре данных, поддерживающей упорядоченность элементов, такой как дерево (например, красно-черное дерево в случае TreeSet). Элементы хранятся в соответствии с их порядком.</text:p>
      <text:p text:style-name="Standard">Элементы в SortedSet обычно хранятся в структуре данных, поддерживающей упорядоченность элементов. Например, в случае TreeSet, элементы хранятся в красно-черном дереве. Это дерево упорядочивает элементы в соответствии с их порядком, определенным либо в естественном порядке (если элементы реализуют интерфейс Comparable), либо с использованием предоставленного компаратора. Таким образом, элементы в SortedSet хранятся упорядоченно.</text:p>
      <text:p text:style-name="Standard"/>
      <text:p text:style-name="P3">ArrayList:</text:p>
      <text:p text:style-name="Standard"/>
      <text:p text:style-name="P7">Механизм добавления элементов: </text:p>
      <text:p text:style-name="P7"><text:tab/>При добавлении элемента в конец ArrayList, он просто добавляется в конец массива. Если есть необходимость увеличения размера внутреннего массива, происходит его увеличение и копирование всех элементов в новый массив.</text:p>
      <text:p text:style-name="P7"/>
      <text:p text:style-name="P7">Механизм удаления элементов: </text:p>
      <text:p text:style-name="P7"><text:tab/>При удалении элемента из ArrayList, все элементы справа от удаляемого сдвигаются влево, чтобы занять освободившееся место. Если удаление происходит из середины списка, все последующие элементы также сдвигаются.</text:p>
      <text:p text:style-name="P7"/>
      <text:p text:style-name="P7">Механизм поиска элементов: </text:p>
      <text:p text:style-name="P7"><text:tab/>Поскольку ArrayList представляет собой список с произвольным доступом, поиск элемента происходит путем обращения к его индексу внутри массива.</text:p>
      <text:p text:style-name="P7"/>
      <text:p text:style-name="Standard">Вычислительная сложность:</text:p>
      <text:list text:style-name="L17">
        <text:list-item>
          <text:p text:style-name="P8">Добавление элемента: O(1) в среднем случае, но в худшем случае может быть O(n), где n - количество элементов в коллекции.</text:p>
        </text:list-item>
        <text:list-item>
          <text:p text:style-name="P8">Удаление элемента: O(n) в худшем случае, если удаление происходит из середины списка, так как требуется сдвиг всех последующих элементов.</text:p>
        </text:list-item>
        <text:list-item>
          <text:p text:style-name="P8">Получение элемента: O(1), так как доступ к элементу осуществляется по его индексу.</text:p>
        </text:list-item>
      </text:list>
      <text:p text:style-name="Standard"/>
      <text:p text:style-name="P7">Хранение элементов: </text:p>
      <text:p text:style-name="P7"><text:tab/>Элементы в ArrayList хранятся в массиве, который может динамически изменять свой размер в зависимости от количества элементов в коллекции. Элементы хранятся в порядке их добавления.</text:p>
      <text:p text:style-name="Standard">В ArrayList элементы хранятся в обычном массиве, где каждый элемент имеет свой индекс. Элементы располагаются в порядке их добавления в список. Порядок элементов в ArrayList сохраняется и соответствует порядку их добавления, за исключением случаев удаления или вставки элементов в середину списка, которые могут изменить порядок элементов в последующих позициях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8T19:15:48.141000000</meta:creation-date>
    <dc:date>2024-05-08T19:35:01.364000000</dc:date>
    <meta:editing-duration>PT19M11S</meta:editing-duration>
    <meta:editing-cycles>6</meta:editing-cycles>
    <meta:generator>LibreOffice/7.6.6.3$Windows_X86_64 LibreOffice_project/d97b2716a9a4a2ce1391dee1765565ea469b0ae7</meta:generator>
    <meta:document-statistic meta:table-count="0" meta:image-count="0" meta:object-count="0" meta:page-count="2" meta:paragraph-count="41" meta:word-count="674" meta:character-count="5068" meta:non-whitespace-character-count="4420"/>
  </office:meta>
</office:document-meta>
</file>